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3600000212925F24F80F503C6E.png" manifest:media-type="image/png"/>
  <manifest:file-entry manifest:full-path="Pictures/1000020100000398000001CC3E7D7EBBF7350F30.png" manifest:media-type="image/png"/>
  <manifest:file-entry manifest:full-path="Pictures/10000201000000E500000139E75A3C4383AAACEB.png" manifest:media-type="image/png"/>
  <manifest:file-entry manifest:full-path="Pictures/1000020100000462000001B4DB0BA7FF2ED6C2BA.png" manifest:media-type="image/png"/>
  <manifest:file-entry manifest:full-path="Pictures/100002010000033D000001ED0BA32F57CC9BA9F7.png" manifest:media-type="image/png"/>
  <manifest:file-entry manifest:full-path="Pictures/1000020100000308000001FFCCF58AFE6496F108.png" manifest:media-type="image/png"/>
  <manifest:file-entry manifest:full-path="Pictures/1000020100000556000000D4C614EE1A7B986848.png" manifest:media-type="image/png"/>
  <manifest:file-entry manifest:full-path="Pictures/100002010000027E00000206D7A9BB4B23BB92AF.png" manifest:media-type="image/png"/>
  <manifest:file-entry manifest:full-path="Pictures/100002010000034D000002733F978D3CD4C54AF6.png" manifest:media-type="image/png"/>
  <manifest:file-entry manifest:full-path="Pictures/1000020100000341000001B4778E618F04F20626.png" manifest:media-type="image/png"/>
  <manifest:file-entry manifest:full-path="Pictures/10000201000005070000028B4DABC07E6595CC79.png" manifest:media-type="image/png"/>
  <manifest:file-entry manifest:full-path="Pictures/1000000000000556000003000C83E5A2B2029005.png" manifest:media-type="image/png"/>
  <manifest:file-entry manifest:full-path="Pictures/1000020100000520000001B94ABDBEE4EA43E70D.png" manifest:media-type="image/png"/>
  <manifest:file-entry manifest:full-path="Pictures/1000020100000523000001B470CEF07A2E0C24AC.png" manifest:media-type="image/png"/>
  <manifest:file-entry manifest:full-path="Pictures/100010580000879200001508D21A14F0A9096EB5.svg" manifest:media-type="image/svg+xml"/>
  <manifest:file-entry manifest:full-path="Pictures/1000020100000302000000C446AE738D6EC5F294.png" manifest:media-type="image/png"/>
  <manifest:file-entry manifest:full-path="Pictures/1000020100000375000002BE48C7F7541395797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14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02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33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notes">
      <style:graphic-properties draw:fill-color="#ffffff" draw:auto-grow-height="true" fo:min-height="13.364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xample of images for enrichment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2" draw:layer="layout" svg:width="15.027cm" svg:height="11.15cm" svg:x="0cm" svg:y="4.6cm">
          <draw:image xlink:href="Pictures/100002010000034D000002733F978D3CD4C54AF6.png" xlink:type="simple" xlink:show="embed" xlink:actuate="onLoad">
            <text:p/>
          </draw:image>
        </draw:frame>
        <draw:frame draw:style-name="gr3" draw:text-style-name="P3" draw:layer="layout" svg:width="3.114cm" svg:height="0.962cm" svg:x="0.2cm" svg:y="0.238cm">
          <draw:text-box>
            <text:p>Go terms</text:p>
          </draw:text-box>
        </draw:frame>
        <draw:frame draw:style-name="gr2" draw:text-style-name="P2" draw:layer="layout" svg:width="10.953cm" svg:height="8.893cm" svg:x="16.847cm" svg:y="6.857cm">
          <draw:image xlink:href="Pictures/100002010000027E00000206D7A9BB4B23BB92AF.png" xlink:type="simple" xlink:show="embed" xlink:actuate="onLoad">
            <text:p/>
          </draw:image>
        </draw:frame>
        <draw:frame draw:style-name="gr2" draw:text-style-name="P2" draw:layer="layout" svg:width="15cm" svg:height="7.5cm" svg:x="12.8cm" svg:y="0.1cm">
          <draw:image xlink:href="Pictures/1000020100000398000001CC3E7D7EBBF7350F3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2" draw:layer="layout" svg:width="17.114cm" svg:height="10.177cm" svg:x="0.023cm" svg:y="5.6cm">
          <draw:image xlink:href="Pictures/100002010000033D000001ED0BA32F57CC9BA9F7.png" xlink:type="simple" xlink:show="embed" xlink:actuate="onLoad">
            <text:p/>
          </draw:image>
        </draw:frame>
        <draw:frame draw:style-name="gr2" draw:text-style-name="P2" draw:layer="layout" svg:width="16.873cm" svg:height="6.556cm" svg:x="10.8cm" svg:y="0.2cm">
          <draw:image xlink:href="Pictures/1000020100000462000001B4DB0BA7FF2ED6C2BA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2" draw:text-style-name="P2" draw:layer="layout" svg:width="11.977cm" svg:height="6.268cm" svg:x="0.089cm" svg:y="2cm">
          <draw:image xlink:href="Pictures/1000020100000341000001B4778E618F04F20626.png" xlink:type="simple" xlink:show="embed" xlink:actuate="onLoad">
            <text:p/>
          </draw:image>
        </draw:frame>
        <draw:frame draw:style-name="gr2" draw:text-style-name="P2" draw:layer="layout" svg:width="19.8cm" svg:height="6.654cm" svg:x="0.2cm" svg:y="9.091cm">
          <draw:image xlink:href="Pictures/1000020100000520000001B94ABDBEE4EA43E70D.png" xlink:type="simple" xlink:show="embed" xlink:actuate="onLoad">
            <text:p/>
          </draw:image>
        </draw:frame>
        <draw:frame draw:style-name="gr4" draw:text-style-name="P2" draw:layer="layout" svg:width="15.634cm" svg:height="9.975cm" svg:x="12.266cm" svg:y="0.325cm">
          <draw:image xlink:href="Pictures/1000020100000308000001FFCCF58AFE6496F108.png" xlink:type="simple" xlink:show="embed" xlink:actuate="onLoad">
            <text:p/>
          </draw:image>
        </draw:frame>
        <draw:frame draw:style-name="gr5" draw:text-style-name="P3" draw:layer="layout" svg:width="4.833cm" svg:height="0.962cm" svg:x="0.2cm" svg:y="0.238cm">
          <draw:text-box>
            <text:p>Kegg pathways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2" draw:text-style-name="P2" draw:layer="layout" svg:width="12.4cm" svg:height="3.6cm" svg:x="0.2cm" svg:y="0.2cm">
          <draw:image xlink:href="Pictures/10000201000005070000028B4DABC07E6595CC79.png" xlink:type="simple" xlink:show="embed" xlink:actuate="onLoad">
            <text:p/>
          </draw:image>
        </draw:frame>
        <draw:frame draw:style-name="gr2" draw:text-style-name="P2" draw:layer="layout" svg:width="18.65cm" svg:height="7.111cm" svg:x="8.6cm" svg:y="8.6cm">
          <draw:image xlink:href="Pictures/1000020100000523000001B470CEF07A2E0C24AC.png" xlink:type="simple" xlink:show="embed" xlink:actuate="onLoad">
            <text:p/>
          </draw:image>
        </draw:frame>
        <draw:frame draw:style-name="gr2" draw:text-style-name="P2" draw:layer="layout" svg:width="4.829cm" svg:height="6.6cm" svg:x="1.571cm" svg:y="9cm">
          <draw:image xlink:href="Pictures/10000201000000E500000139E75A3C4383AAACEB.png" xlink:type="simple" xlink:show="embed" xlink:actuate="onLoad">
            <text:p/>
          </draw:image>
        </draw:frame>
        <draw:frame draw:style-name="gr2" draw:text-style-name="P2" draw:layer="layout" svg:width="19.557cm" svg:height="4.977cm" svg:x="7.6cm" svg:y="4.423cm">
          <draw:image xlink:href="Pictures/1000020100000302000000C446AE738D6EC5F29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6" draw:text-style-name="P4" draw:layer="layout" svg:width="19.854cm" svg:height="15.749cm" svg:x="4.124cm" svg:y="0.042cm">
          <draw:image xlink:href="Pictures/1000020100000375000002BE48C7F7541395797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5" draw:text-style-name="P3" draw:layer="layout" svg:width="4.833cm" svg:height="0.962cm" svg:x="0.201cm" svg:y="0.238cm">
          <draw:text-box>
            <text:p>GSEA</text:p>
          </draw:text-box>
        </draw:frame>
        <draw:frame draw:style-name="gr2" draw:text-style-name="P2" draw:layer="layout" svg:width="20.878cm" svg:height="13.461cm" svg:x="3.612cm" svg:y="1.186cm">
          <draw:image xlink:href="Pictures/100002010000033600000212925F24F80F503C6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ize-complex="29.3999996185303pt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8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9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text-properties fo:font-size="14pt" style:font-size-asian="14pt" style:font-size-complex="14pt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style:paragraph-properties fo:text-align="end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style:style style:name="MT3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56000000D4C614EE1A7B986848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9" draw:layer="backgroundobjects" svg:width="6.523cm" svg:height="1.085cm" svg:x="1.4cm" svg:y="14.348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085cm" svg:x="9.576cm" svg:y="14.348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085cm" svg:x="20.076cm" svg:y="14.348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9" draw:layer="backgroundobjects" svg:width="9.113cm" svg:height="1.484cm" svg:x="0cm" svg:y="0cm" presentation:class="header">
          <draw:text-box>
            <text:p text:style-name="MP8"><text:span text:style-name="MT2"><presentation:header/></text:span></text:p>
          </draw:text-box>
        </draw:frame>
        <draw:frame presentation:style-name="Mpr5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6" draw:text-style-name="MP9" draw:layer="backgroundobjects" svg:width="9.113cm" svg:height="1.484cm" svg:x="0cm" svg:y="28.215cm" presentation:class="footer">
          <draw:text-box>
            <text:p text:style-name="MP8"><text:span text:style-name="MT2"><presentation:footer/></text:span></text:p>
          </draw:text-box>
        </draw:frame>
        <draw:frame presentation:style-name="Mpr6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7" draw:text-style-name="MP2" draw:layer="backgroundobjects" svg:width="6.523cm" svg:height="1.085cm" svg:x="4.4cm" svg:y="14.347cm" presentation:class="date-time">
        <draw:text-box>
          <text:p text:style-name="MP1"><text:span text:style-name="MT3"><presentation:date-time/></text:span></text:p>
        </draw:text-box>
      </draw:frame>
      <draw:frame presentation:style-name="Mpr7" draw:text-style-name="MP7" draw:layer="backgroundobjects" svg:width="8.875cm" svg:height="1.085cm" svg:x="11.075cm" svg:y="14.347cm" presentation:class="footer">
        <draw:text-box>
          <text:p text:style-name="MP3"><text:span text:style-name="MT3"><presentation:footer/></text:span></text:p>
        </draw:text-box>
      </draw:frame>
      <draw:frame presentation:style-name="Mpr7" draw:text-style-name="MP4" draw:layer="backgroundobjects" svg:width="6.523cm" svg:height="1.085cm" svg:x="20.075cm" svg:y="14.347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7T08:49:22.552913481</meta:creation-date>
    <meta:editing-duration>PT9M7S</meta:editing-duration>
    <meta:editing-cycles>4</meta:editing-cycles>
    <meta:generator>LibreOffice/6.0.7.3$Linux_X86_64 LibreOffice_project/00m0$Build-3</meta:generator>
    <dc:title>Bright Blue</dc:title>
    <dc:date>2020-05-27T09:41:51.264338636</dc:date>
    <meta:document-statistic meta:object-count="77"/>
  </office:meta>
</office:document-meta>
</file>